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 style:font-family-generic="swiss"/>
    <style:font-face style:name="Ubuntu2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Gras" style:font-family-generic="swiss" style:font-pitch="variable"/>
    <style:font-face style:name="Ubuntu Light" svg:font-family="'Ubuntu Light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53cm" style:rel-column-width="767*"/>
    </style:style>
    <style:style style:name="Tableau1.B" style:family="table-column">
      <style:table-column-properties style:column-width="3.351cm" style:rel-column-width="1900*"/>
    </style:style>
    <style:style style:name="Tableau1.C" style:family="table-column">
      <style:table-column-properties style:column-width="1.822cm" style:rel-column-width="1033*"/>
    </style:style>
    <style:style style:name="Tableau1.D" style:family="table-column">
      <style:table-column-properties style:column-width="2.618cm" style:rel-column-width="1484*"/>
    </style:style>
    <style:style style:name="Tableau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83caff" fo:padding="0.097cm" fo:border="0.05pt solid #000000">
        <style:background-image/>
      </style:table-cell-properties>
    </style:style>
    <style:style style:name="Tableau1.D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au1.G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205cm" style:rel-column-width="683*"/>
    </style:style>
    <style:style style:name="Tableau2.B" style:family="table-column">
      <style:table-column-properties style:column-width="4.461cm" style:rel-column-width="2529*"/>
    </style:style>
    <style:style style:name="Tableau2.C" style:family="table-column">
      <style:table-column-properties style:column-width="2.835cm" style:rel-column-width="1607*"/>
    </style:style>
    <style:style style:name="Tableau2.D" style:family="table-column">
      <style:table-column-properties style:column-width="3.524cm" style:rel-column-width="1998*"/>
    </style:style>
    <style:style style:name="Tableau2.E" style:family="table-column">
      <style:table-column-properties style:column-width="4.976cm" style:rel-column-width="2821*"/>
    </style:style>
    <style:style style:name="Tableau2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83ca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language-asian="fr" style:country-asian="FR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normal" style:font-size-asian="24pt" style:language-asian="fr" style:country-asian="FR" style:font-style-asian="italic" style:font-weight-asian="normal" style:font-size-complex="24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1" fo:font-size="24pt" fo:font-weight="bold" style:font-size-asian="24pt" style:language-asian="fr" style:country-asian="FR" style:font-weight-asian="bold" style:font-size-complex="24pt" style:font-weight-complex="bold"/>
    </style:style>
    <style:style style:name="P5" style:family="paragraph" style:parent-style-name="Standard">
      <style:text-properties style:language-asian="fr" style:country-asian="FR"/>
    </style:style>
    <style:style style:name="P6" style:family="paragraph" style:parent-style-name="Standard">
      <style:paragraph-properties fo:text-align="justify" style:justify-single-word="false"/>
      <style:text-properties style:language-asian="fr" style:country-asian="FR"/>
    </style:style>
    <style:style style:name="P7" style:family="paragraph" style:parent-style-name="Standard">
      <style:text-properties officeooo:paragraph-rsid="001831aa" style:language-asian="fr" style:country-asian="FR"/>
    </style:style>
    <style:style style:name="P8" style:family="paragraph" style:parent-style-name="Standard">
      <style:text-properties officeooo:paragraph-rsid="001831aa"/>
    </style:style>
    <style:style style:name="P9" style:family="paragraph" style:parent-style-name="Normal">
      <style:text-properties style:language-asian="fr" style:country-asian="FR"/>
    </style:style>
    <style:style style:name="P10" style:family="paragraph" style:parent-style-name="Normal"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P11" style:family="paragraph" style:parent-style-name="Standard" style:master-page-name="First_20_Page">
      <style:paragraph-properties style:page-number="auto" fo:break-before="page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P12" style:family="paragraph" style:parent-style-name="Standard">
      <style:text-properties style:language-asian="fr" style:country-asian="FR"/>
    </style:style>
    <style:style style:name="P13" style:family="paragraph" style:parent-style-name="Standard">
      <style:paragraph-properties fo:text-align="justify" style:justify-single-word="false"/>
      <style:text-properties officeooo:rsid="001831aa" officeooo:paragraph-rsid="001831aa" style:language-asian="fr" style:country-asian="FR"/>
    </style:style>
    <style:style style:name="P14" style:family="paragraph" style:parent-style-name="Standard">
      <style:text-properties officeooo:rsid="001831aa" officeooo:paragraph-rsid="001831aa" style:language-asian="fr" style:country-asian="FR"/>
    </style:style>
    <style:style style:name="P15" style:family="paragraph" style:parent-style-name="Standard" style:list-style-name="L1">
      <style:text-properties style:language-asian="fr" style:country-asian="FR"/>
    </style:style>
    <style:style style:name="P16" style:family="paragraph" style:parent-style-name="Standard">
      <style:text-properties officeooo:paragraph-rsid="001d53b7" style:language-asian="fr" style:country-asian="FR"/>
    </style:style>
    <style:style style:name="P17" style:family="paragraph" style:parent-style-name="Heading_20_1">
      <style:text-properties style:language-asian="fr" style:country-asian="FR"/>
    </style:style>
    <style:style style:name="P18" style:family="paragraph" style:parent-style-name="Heading_20_1">
      <style:text-properties officeooo:rsid="001992e1" officeooo:paragraph-rsid="001992e1" style:language-asian="fr" style:country-asian="FR"/>
    </style:style>
    <style:style style:name="P19" style:family="paragraph" style:parent-style-name="Heading_20_1">
      <style:paragraph-properties fo:break-before="page"/>
      <style:text-properties style:language-asian="fr" style:country-asian="FR"/>
    </style:style>
    <style:style style:name="P20" style:family="paragraph" style:parent-style-name="Text_20_body" style:list-style-name="L2">
      <style:text-properties officeooo:rsid="001992e1"/>
    </style:style>
    <style:style style:name="P21" style:family="paragraph" style:parent-style-name="Text_20_body">
      <style:text-properties officeooo:rsid="001831aa"/>
    </style:style>
    <style:style style:name="P22" style:family="paragraph" style:parent-style-name="Text_20_body" style:list-style-name="L3">
      <style:text-properties officeooo:rsid="001831aa"/>
    </style:style>
    <style:style style:name="P23" style:family="paragraph" style:parent-style-name="Text_20_body" style:list-style-name="L3">
      <style:text-properties officeooo:rsid="001831aa" officeooo:paragraph-rsid="001ba019"/>
    </style:style>
    <style:style style:name="P24" style:family="paragraph" style:parent-style-name="Text_20_body">
      <style:text-properties officeooo:paragraph-rsid="001add94"/>
    </style:style>
    <style:style style:name="P25" style:family="paragraph" style:parent-style-name="Text_20_body">
      <style:text-properties officeooo:paragraph-rsid="001d53b7"/>
    </style:style>
    <style:style style:name="P26" style:family="paragraph" style:parent-style-name="Heading_20_2">
      <style:text-properties style:language-asian="fr" style:country-asian="FR"/>
    </style:style>
    <style:style style:name="P27" style:family="paragraph" style:parent-style-name="Heading_20_2">
      <style:text-properties officeooo:rsid="001831aa"/>
    </style:style>
    <style:style style:name="P28" style:family="paragraph" style:parent-style-name="Heading_20_2">
      <style:text-properties officeooo:rsid="001831aa" officeooo:paragraph-rsid="001831aa"/>
    </style:style>
    <style:style style:name="P29" style:family="paragraph" style:parent-style-name="Heading_20_2">
      <style:text-properties officeooo:paragraph-rsid="001add94"/>
    </style:style>
    <style:style style:name="P30" style:family="paragraph" style:parent-style-name="Heading_20_3">
      <style:text-properties style:language-asian="fr" style:country-asian="FR"/>
    </style:style>
    <style:style style:name="P31" style:family="paragraph" style:parent-style-name="Heading_20_3">
      <style:text-properties officeooo:rsid="001831aa" officeooo:paragraph-rsid="001831aa" style:language-asian="fr" style:country-asian="FR"/>
    </style:style>
    <style:style style:name="P32" style:family="paragraph" style:parent-style-name="Heading_20_3">
      <style:text-properties officeooo:paragraph-rsid="001de611" style:language-asian="fr" style:country-asian="FR"/>
    </style:style>
    <style:style style:name="P33" style:family="paragraph" style:parent-style-name="Heading_20_3">
      <style:text-properties officeooo:paragraph-rsid="00203459" style:language-asian="fr" style:country-asian="FR"/>
    </style:style>
    <style:style style:name="P34" style:family="paragraph" style:parent-style-name="Heading_20_3">
      <style:paragraph-properties fo:break-before="page"/>
      <style:text-properties style:language-asian="fr" style:country-asian="FR"/>
    </style:style>
    <style:style style:name="P35" style:family="paragraph" style:parent-style-name="Heading_20_4">
      <style:text-properties style:language-asian="fr" style:country-asian="FR"/>
    </style:style>
    <style:style style:name="P36" style:family="paragraph" style:parent-style-name="Heading_20_4">
      <style:text-properties officeooo:paragraph-rsid="001d53b7" style:language-asian="fr" style:country-asian="FR"/>
    </style:style>
    <style:style style:name="P3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Table_20_Heading">
      <style:text-properties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2" style:family="paragraph" style:parent-style-name="Table_20_Heading">
      <style:text-properties fo:font-size="12pt" fo:font-weight="bold" officeooo:paragraph-rsid="001de611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Table_20_Contents">
      <style:text-properties fo:font-size="13.5pt" style:font-name-asian="Times New Roman" style:font-size-asian="13.5pt" style:font-name-complex="Times New Roman" style:font-size-complex="13.5pt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paragraph-rsid="001de611" style:font-name-asian="Times New Roman" style:font-size-asian="12pt" style:font-weight-asian="bold" style:font-name-complex="Times New Roman" style:font-size-complex="12pt" style:font-weight-complex="bold"/>
    </style:style>
    <style:style style:name="P46" style:family="paragraph" style:parent-style-name="Table_20_Contents">
      <style:text-properties fo:font-size="12pt" fo:font-weight="bold" officeooo:paragraph-rsid="001de611" style:font-name-asian="Times New Roman" style:font-size-asian="12pt" style:font-weight-asian="bold" style:font-name-complex="Times New Roman" style:font-size-complex="12pt" style:font-weight-complex="bold"/>
    </style:style>
    <style:style style:name="P47" style:family="paragraph" style:parent-style-name="Table_20_Contents">
      <style:text-properties fo:font-size="18pt" style:font-name-asian="Times New Roman" style:font-size-asian="18pt" style:font-name-complex="Times New Roman" style:font-size-complex="18pt"/>
    </style:style>
    <style:style style:name="P48" style:family="paragraph" style:parent-style-name="Table_20_Contents">
      <style:text-properties style:font-name="Ubuntu Light" fo:font-size="12pt" fo:font-weight="bold" officeooo:rsid="001de611" officeooo:paragraph-rsid="001f8712" style:font-name-asian="Times New Roman" style:font-size-asian="12pt" style:font-weight-asian="bold" style:font-name-complex="Times New Roman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Ubuntu Light" fo:font-size="12pt" fo:font-weight="bold" officeooo:rsid="001de611" officeooo:paragraph-rsid="001f8712" style:font-name-asian="Times New Roman" style:font-size-asian="12pt" style:font-weight-asian="bold" style:font-name-complex="Times New Roman" style:font-size-complex="12pt" style:font-weight-complex="bold"/>
    </style:style>
    <style:style style:name="P50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fr" style:country-asian="FR"/>
    </style:style>
    <style:style style:name="T2" style:family="text">
      <style:text-properties officeooo:rsid="001831aa" style:language-asian="fr" style:country-asian="FR"/>
    </style:style>
    <style:style style:name="T3" style:family="text">
      <style:text-properties officeooo:rsid="001add94" style:language-asian="fr" style:country-asian="FR"/>
    </style:style>
    <style:style style:name="T4" style:family="text">
      <style:text-properties officeooo:rsid="001d53b7" style:language-asian="fr" style:country-asian="FR"/>
    </style:style>
    <style:style style:name="T5" style:family="text">
      <style:text-properties officeooo:rsid="001add94"/>
    </style:style>
    <style:style style:name="T6" style:family="text">
      <style:text-properties officeooo:rsid="001ba019"/>
    </style:style>
    <style:style style:name="T7" style:family="text">
      <style:text-properties officeooo:rsid="001d53b7"/>
    </style:style>
    <style:style style:name="T8" style:family="text">
      <style:text-properties officeooo:rsid="001dd319"/>
    </style:style>
    <style:style style:name="T9" style:family="text">
      <style:text-properties officeooo:rsid="001de611"/>
    </style:style>
    <style:style style:name="T10" style:family="text">
      <style:text-properties officeooo:rsid="001f8712"/>
    </style:style>
    <style:style style:name="T11" style:family="text">
      <style:text-properties officeooo:rsid="00203459"/>
    </style:style>
    <style:style style:name="T12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Youssef El Hamdaoui</text:p>
      <text:p text:style-name="P1">Dahya Petit</text:p>
      <text:p text:style-name="P1">Arnaud Rolet</text:p>
      <text:p text:style-name="P1"/>
      <text:p text:style-name="P2"/>
      <text:p text:style-name="P4"/>
      <text:p text:style-name="P4">NFE114 </text:p>
      <text:p text:style-name="P4">Système d’information et Web </text:p>
      <text:p text:style-name="P4"><text:s/>Rapport projet</text:p>
      <text:p text:style-name="P4"/>
      <text:p text:style-name="P3">Système de gestion de stock et de vente</text:p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10"/>
      <text:p text:style-name="P1"/>
      <text:p text:style-name="P1"/>
      <text:p text:style-name="P1"/>
      <text:p text:style-name="P1">CNAM Dijon<text:tab/><text:tab/><text:tab/><text:tab/><text:tab/><text:tab/> <text:s text:c="7"/><text:tab/><text:tab/>Printemps 2013</text:p>
      <text:h text:style-name="P19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1 Introduction <text:tab/>4</text:p>
          <text:p text:style-name="P39">1.1 Contexte Général<text:tab/>4</text:p>
          <text:p text:style-name="P39">1.2 Contexte Technique<text:tab/>4</text:p>
          <text:p text:style-name="P39">1.3 Choix des méthodes<text:tab/>4</text:p>
          <text:p text:style-name="P40">1.3.1 <text:s/>La méthode de développement UWE<text:tab/>4</text:p>
          <text:p text:style-name="P40">1.3.2 <text:s/>Le patron de conception MVC<text:tab/>4</text:p>
          <text:p text:style-name="P39">1.4 Choix de Programmation et outils utilisés<text:tab/>4</text:p>
          <text:p text:style-name="P40">1.4.1 Architecture Technique proposée<text:tab/>4</text:p>
          <text:p text:style-name="P40">1.4.2 Logiciels Utilisés <text:tab/>4</text:p>
          <text:p text:style-name="P40">1.4.3 Travail en quipe et synchronisation<text:tab/>5</text:p>
          <text:p text:style-name="P38">2 Analyse des besoins <text:tab/>6</text:p>
          <text:p text:style-name="P39">2.1 Objectifs principaux<text:tab/>6</text:p>
          <text:p text:style-name="P40">2.1.1 Identification des acteurs<text:tab/>6</text:p>
          <text:p text:style-name="P37">2.1.1.1 Client<text:tab/>6</text:p>
          <text:p text:style-name="P37">2.1.1.2 Vendeur<text:tab/>6</text:p>
          <text:p text:style-name="P37">2.1.1.3 Magasinier<text:tab/>6</text:p>
          <text:p text:style-name="P37">2.1.1.4 Directeur<text:tab/>6</text:p>
          <text:p text:style-name="P39">2.2 Cas d’utilisation et description<text:tab/>6</text:p>
          <text:p text:style-name="P40">2.2.1 Vendeur <text:tab/>6</text:p>
          <text:p text:style-name="P37">2.2.1.1 Connexion<text:tab/>7</text:p>
          <text:p text:style-name="P37">2.2.1.2 CRUD client<text:tab/>7</text:p>
          <text:p text:style-name="P37">2.2.1.3 CRUD produit<text:tab/>7</text:p>
          <text:p text:style-name="P37">2.2.1.4 CRUD facture<text:tab/>7</text:p>
          <text:p text:style-name="P37">2.2.1.5 Vente produits + édition facture<text:tab/>7</text:p>
          <text:p text:style-name="P40">2.2.2 Magasinier<text:tab/>7</text:p>
          <text:p text:style-name="P37">2.2.2.1 Connexion<text:tab/>7</text:p>
          <text:p text:style-name="P37">2.2.2.2 CRUD produit<text:tab/>7</text:p>
          <text:p text:style-name="P37">2.2.2.3 CRUD facture<text:tab/>7</text:p>
          <text:p text:style-name="P37">2.2.2.4 Inventaire<text:tab/>7</text:p>
          <text:p text:style-name="P39">2.3 Diagrammes globaux des cas d’utilisation<text:tab/>7</text:p>
          <text:p text:style-name="P40">2.3.1 Descriptions des cas d’utilisations <text:tab/>7</text:p>
          <text:p text:style-name="P40">2.3.2 Diagrammes d’activités <text:tab/>7</text:p>
          <text:p text:style-name="P39">2.4 Besoins non fonctionnels<text:tab/>7</text:p>
          <text:p text:style-name="P38">3 Conception<text:tab/>9</text:p>
          <text:p text:style-name="P39">3.1 Prototypage<text:tab/>9</text:p>
          <text:p text:style-name="P39">3.2 Diagramme de classe de conception<text:tab/>9</text:p>
          <text:p text:style-name="P39">3.3 Diagrammes Acteur/Flux<text:tab/>9</text:p>
          <text:p text:style-name="P40">3.3.1 Diagrammes pour l’acteur Vendeur<text:tab/>9</text:p>
          <text:p text:style-name="P40">3.3.2 Diagrammes pour l’acteur Magasinier<text:tab/>9</text:p>
          <text:p text:style-name="P40">3.3.3 Diagramme de séquence<text:tab/>9</text:p>
          <text:p text:style-name="P39">3.4 Implémentation et réalisation<text:tab/>9</text:p>
          <text:p text:style-name="P40">3.4.1 Modélisation du modèle MVC et accès des données (DAO)<text:tab/>9</text:p>
          <text:p text:style-name="P40">3.4.2 Utiliser l’architecture MVC et les applications Web.<text:tab/>9</text:p>
          <text:p text:style-name="P40"><text:soft-page-break/>3.4.3 Architecture MVC de notre application Web<text:tab/>9</text:p>
          <text:p text:style-name="P40">3.4.4 Pattern pour la persistance des objets avec DAO<text:tab/>9</text:p>
          <text:p text:style-name="P40">3.4.5 Structure de l’application selon le modèle MVC<text:tab/>9</text:p>
          <text:p text:style-name="P40">3.4.6 Explication du code<text:tab/>9</text:p>
          <text:p text:style-name="P40">3.4.7 Manuel d’installation<text:tab/>9</text:p>
          <text:p text:style-name="P38">4 Tests<text:tab/>9</text:p>
          <text:p text:style-name="P38">5 Conclusion<text:tab/>9</text:p>
          <text:p text:style-name="P39">5.1 Problèmes rencontrés<text:tab/>9</text:p>
          <text:p text:style-name="P39">5.2 Perspectives<text:tab/>10</text:p>
        </text:index-body>
      </text:table-of-content>
      <text:h text:style-name="P17" text:outline-level="1" text:is-list-header="true"/>
      <text:h text:style-name="P19" text:outline-level="1">Introduction </text:h>
      <text:p text:style-name="Standard"><text:tab/>On se propose de développer un système de gestion de vente avec prise en charge d'un stock distant.</text:p>
      <text:h text:style-name="P26" text:outline-level="2">Contexte Général</text:h>
      <text:p text:style-name="P6"><text:tab/>Au sein d'un magasin, on distingue deux espaces, l'espace de vente et l'espace de stockage. L'espace de vente est animé par des vendeurs qui renseignement les clients sur les produits </text:p>
      <text:p text:style-name="P6">et réalisent les opérations relatives à la vente et à l'encaissement. L'espace de stockage est dirigés par les magasiniers est à la fois le lieu de réception des marchandises, de leurs inventaire et de la remise aux clients.</text:p>
      <text:p text:style-name="P6"><text:tab/>On ajoutera également une partie gestion où aura lieu toutes les opérations de supervision.</text:p>
      <text:p text:style-name="P6"/>
      <text:h text:style-name="P26" text:outline-level="2">Contexte Technique</text:h>
      <text:p text:style-name="P6"><text:tab/>Dans chaque espace, plusieurs postes sont reliés via un réseau local. Les espaces sont également reliés entre eux et l'accès à l' Intranet est réalisé au moyen d'un serveur.</text:p>
      <text:p text:style-name="P6"/>
      <text:p text:style-name="P13">+schéma déploiement</text:p>
      <text:p text:style-name="P13"/>
      <text:h text:style-name="P26" text:outline-level="2">Choix des méthodes</text:h>
      <text:h text:style-name="P30" text:outline-level="3"><text:s/>La méthode de développement UWE</text:h>
      <text:p text:style-name="P5">fdsffs</text:p>
      <text:h text:style-name="P30" text:outline-level="3"><text:s/>Le patron de conception MVC</text:h>
      <text:p text:style-name="P5">Sdfsffs + DAO</text:p>
      <text:h text:style-name="P26" text:outline-level="2">Choix de Programmation et outils utilisés</text:h>
      <text:h text:style-name="P30" text:outline-level="3">Architecture Technique proposée</text:h>
      <text:p text:style-name="P5"/>
      <text:p text:style-name="P5">Base Postgresql mappée avec Hibernate. Objets JAVA instanciés depuis Hibernate. Partie contrôleur en JAVA et présentation en <text:s/>HTML.</text:p>
      <text:p text:style-name="P5"/>
      <text:p text:style-name="P14">Choix d'une seule solution avec accès personalisé</text:p>
      <text:p text:style-name="P5"/>
      <text:h text:style-name="P30" text:outline-level="3">Logiciels Utilisés </text:h>
      <text:p text:style-name="P8"><text:tab/>Pgadmin</text:p>
      <text:p text:style-name="P8"><text:tab/>Netbeans/eclipse</text:p>
      <text:p text:style-name="P8"><text:soft-page-break/><text:tab/>DB-Main / Open Model Sphere/ <text:span text:style-name="T7">Pencil</text:span></text:p>
      <text:p text:style-name="P7">Analyse et modélisation des besoins</text:p>
      <text:h text:style-name="P31" text:outline-level="3">Travail en <text:span text:style-name="T7">é</text:span>quipe et synchronisation</text:h>
      <text:p text:style-name="P16"><text:span text:style-name="T7">→ GITHUB</text:span></text:p>
      <text:p text:style-name="P16"><text:span text:style-name="T7"/></text:p>
      <text:h text:style-name="P19" text:outline-level="1">Analyse des besoins </text:h>
      <text:h text:style-name="P26" text:outline-level="2">Objectifs principaux</text:h>
      <text:p text:style-name="P9"><text:tab/></text:p>
      <text:h text:style-name="P30" text:outline-level="3">Identification des acteurs</text:h>
      <text:h text:style-name="P35" text:outline-level="4">Client</text:h>
      <text:p text:style-name="P5"><text:tab/>Il achète de produits auprès du Vendeur et les retire auprès du magasinier muni de sa facture.</text:p>
      <text:h text:style-name="P35" text:outline-level="4">Vendeur</text:h>
      <text:p text:style-name="P5">Le vendeur prend en charge le client en lui donnant les informations sur les produits en stock. Il procède à l'encaissement et à l'édition de la facture.</text:p>
      <text:p text:style-name="P5"/>
      <text:h text:style-name="Heading_20_4" text:outline-level="4"><text:span text:style-name="T1">Magasinie</text:span><text:span text:style-name="T3">r</text:span></text:h>
      <text:p text:style-name="P5"><text:tab/>Il remet les produits au client et réalise les inventaires du stock.</text:p>
      <text:p text:style-name="P5"/>
      <text:h text:style-name="Heading_20_4" text:outline-level="4"><text:span text:style-name="T5">Directeur</text:span></text:h>
      <text:p text:style-name="P9"><text:tab/><text:span text:style-name="T5">Il a accès à chaque aspect primaire du système ( Vendeur + Magasinier) ainsi qu'au niveau secondaire ( paramétrage)</text:span></text:p>
      <text:h text:style-name="P26" text:outline-level="2">Cas d’utilisation et description</text:h>
      <text:h text:style-name="P30" text:outline-level="3">Vendeur </text:h>
      <text:h text:style-name="Heading_20_4" text:outline-level="4"><text:soft-page-break/><text:span text:style-name="T1"><office:annotation><dc:creator>Auteur inconnu</dc:creator><dc:date>2013-05-13T20:00:42</dc:date><text:p text:style-name="P50"><text:span text:style-name="T12">Youssef</text:span></text:p></office:annotation></text:span><text:span text:style-name="T1">Connexion</text:span></text:h>
      <text:h text:style-name="P35" text:outline-level="4">CRUD client</text:h>
      <text:h text:style-name="P35" text:outline-level="4">CRUD produit</text:h>
      <text:h text:style-name="Heading_20_4" text:outline-level="4"><text:span text:style-name="T1"><office:annotation><dc:creator>Auteur inconnu</dc:creator><dc:date>2013-05-13T20:02:25</dc:date><text:p text:style-name="P50"><text:span text:style-name="T12">Dahya</text:span></text:p></office:annotation></text:span><text:span text:style-name="T1">CRUD facture</text:span></text:h>
      <text:h text:style-name="P35" text:outline-level="4">Vente produits + édition facture</text:h>
      <text:h text:style-name="P35" text:outline-level="4" text:is-list-header="true"/>
      <text:h text:style-name="P30" text:outline-level="3">Magasinier</text:h>
      <text:h text:style-name="P35" text:outline-level="4">Connexion</text:h>
      <text:h text:style-name="Heading_20_4" text:outline-level="4"><text:span text:style-name="T1">CRUD pr</text:span><text:span text:style-name="T1"><office:annotation><dc:creator>Auteur inconnu</dc:creator><dc:date>2013-05-13T20:03:15</dc:date><text:p text:style-name="P50"><text:span text:style-name="T12">Arnaud</text:span></text:p></office:annotation></text:span><text:span text:style-name="T1">oduit</text:span></text:h>
      <text:p text:style-name="Text_20_body"><text:span text:style-name="T1"><text:tab/></text:span><text:span text:style-name="T2">Le magasinier à la possibilité de créer, rechercher et modifier (voire supprimer) <text:s/>un produit. Pour cela il à accès </text:span></text:p>
      <text:h text:style-name="P35" text:outline-level="4">CRUD facture</text:h>
      <text:h text:style-name="P35" text:outline-level="4">Inventaire</text:h>
      <text:p text:style-name="Text_20_body"><text:span text:style-name="T1"/></text:p>
      <text:h text:style-name="Heading_20_3" text:outline-level="3"><text:span text:style-name="T4">Directeur</text:span></text:h>
      <text:h text:style-name="P36" text:outline-level="4"><text:span text:style-name="T4">Connexion</text:span></text:h>
      <text:p text:style-name="P25"><text:span text:style-name="T4"/></text:p>
      <text:list xml:id="list1303979241784415291" text:style-name="L1">
        <text:list-item>
          <text:list>
            <text:list-header>
              <text:p text:style-name="P15"/>
            </text:list-header>
          </text:list>
        </text:list-item>
      </text:list>
      <text:h text:style-name="P26" text:outline-level="2">Diagrammes globaux des cas d’utilisation</text:h>
      <text:p text:style-name="P9"/>
      <text:h text:style-name="P30" text:outline-level="3">Descriptions des cas d’utilisations </text:h>
      <text:h text:style-name="P34" text:outline-level="3" text:is-list-header="tru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4"/>
        <table:table-header-rows>
          <table:table-row>
            <table:table-cell table:style-name="Tableau1.A1" table:number-rows-spanned="2" office:value-type="string">
              <text:p text:style-name="P41"/>
              <text:p text:style-name="P46"><text:span text:style-name="T9">Code</text:span></text:p>
            </table:table-cell>
            <table:table-cell table:style-name="Tableau1.A1" table:number-rows-spanned="2" office:value-type="string">
              <text:p text:style-name="P41"/>
              <text:p text:style-name="P46"><text:span text:style-name="T9">Libellé</text:span></text:p>
            </table:table-cell>
            <table:table-cell table:style-name="Tableau1.A1" table:number-rows-spanned="2" office:value-type="string">
              <text:p text:style-name="P41"/>
              <text:p text:style-name="P46"><text:span text:style-name="T9">Priorité</text:span></text:p>
            </table:table-cell>
            <table:table-cell table:style-name="Tableau1.D1" table:number-columns-spanned="4" office:value-type="string">
              <text:p text:style-name="P42"><text:span text:style-name="T9">Acteurs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au1.D2" office:value-type="string">
            <text:p text:style-name="P45"><text:span text:style-name="T9">Vendeur</text:span></text:p>
          </table:table-cell>
          <table:table-cell table:style-name="Tableau1.D2" office:value-type="string">
            <text:p text:style-name="P45"><text:span text:style-name="T9">Magasinier</text:span></text:p>
          </table:table-cell>
          <table:table-cell table:style-name="Tableau1.D2" office:value-type="string">
            <text:p text:style-name="P45"><text:span text:style-name="T9">Directeur</text:span></text:p>
          </table:table-cell>
          <table:table-cell table:style-name="Tableau1.G2" office:value-type="string">
            <text:p text:style-name="P44"/>
          </table:table-cell>
        </table:table-row>
        <table:table-row>
          <table:table-cell table:style-name="Tableau1.A5" office:value-type="string">
            <text:p text:style-name="P43"/>
          </table:table-cell>
          <table:table-cell table:style-name="Tableau1.B3" office:value-type="string">
            <text:p text:style-name="P43"/>
          </table:table-cell>
          <table:table-cell table:style-name="Tableau1.C3" office:value-type="string">
            <text:p text:style-name="P43"/>
          </table:table-cell>
          <table:table-cell table:style-name="Tableau1.D3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F3" office:value-type="string">
            <text:p text:style-name="P43"/>
          </table:table-cell>
          <table:table-cell table:style-name="Tableau1.G3" office:value-type="string">
            <text:p text:style-name="P43"/>
          </table:table-cell>
        </table:table-row>
        <table:table-row>
          <table:table-cell table:style-name="Tableau1.A5" office:value-type="string">
            <text:p text:style-name="P43"/>
          </table:table-cell>
          <table:table-cell table:style-name="Tableau1.B4" office:value-type="string">
            <text:p text:style-name="P43"/>
          </table:table-cell>
          <table:table-cell table:style-name="Tableau1.C4" office:value-type="string">
            <text:p text:style-name="P43"/>
          </table:table-cell>
          <table:table-cell table:style-name="Tableau1.D4" office:value-type="string">
            <text:p text:style-name="P43"/>
          </table:table-cell>
          <table:table-cell table:style-name="Tableau1.E4" office:value-type="string">
            <text:p text:style-name="P43"/>
          </table:table-cell>
          <table:table-cell table:style-name="Tableau1.F4" office:value-type="string">
            <text:p text:style-name="P43"/>
          </table:table-cell>
          <table:table-cell table:style-name="Tableau1.G4" office:value-type="string">
            <text:p text:style-name="P43"/>
          </table:table-cell>
        </table:table-row>
        <table:table-row>
          <table:table-cell table:style-name="Tableau1.A5" office:value-type="string">
            <text:p text:style-name="P43"/>
          </table:table-cell>
          <table:table-cell table:style-name="Tableau1.B5" office:value-type="string">
            <text:p text:style-name="P43"/>
          </table:table-cell>
          <table:table-cell table:style-name="Tableau1.C5" office:value-type="string">
            <text:p text:style-name="P43"/>
          </table:table-cell>
          <table:table-cell table:style-name="Tableau1.D5" office:value-type="string">
            <text:p text:style-name="P43"/>
          </table:table-cell>
          <table:table-cell table:style-name="Tableau1.E5" office:value-type="string">
            <text:p text:style-name="P43"/>
          </table:table-cell>
          <table:table-cell table:style-name="Tableau1.F5" office:value-type="string">
            <text:p text:style-name="P43"/>
          </table:table-cell>
          <table:table-cell table:style-name="Tableau1.G5" office:value-type="string">
            <text:p text:style-name="P43"/>
          </table:table-cell>
        </table:table-row>
      </table:table>
      <text:h text:style-name="P30" text:outline-level="3" text:is-list-header="true"/>
      <text:h text:style-name="P30" text:outline-level="3" text:is-list-header="true"/>
      <text:h text:style-name="P30" text:outline-level="3">Diagrammes d’activités </text:h>
      <text:p text:style-name="Standard"/>
      <text:h text:style-name="P26" text:outline-level="2">Besoins non fonctionnels</text:h>
      <text:list xml:id="list423630486590629010" text:style-name="L2">
        <text:list-item>
          <text:p text:style-name="P20">Ergonomie</text:p>
        </text:list-item>
        <text:list-item>
          <text:p text:style-name="P20">Simplicité</text:p>
        </text:list-item>
        <text:list-item>
          <text:p text:style-name="P20">Performance </text:p>
        </text:list-item>
        <text:list-item>
          <text:p text:style-name="P20">Cout</text:p>
        </text:list-item>
      </text:list>
      <text:h text:style-name="P18" text:outline-level="1" text:is-list-header="true"/>
      <text:h text:style-name="P19" text:outline-level="1">Conception</text:h>
      <text:h text:style-name="P29" text:outline-level="2"><text:span text:style-name="T5">Prototypage</text:span></text:h>
      <text:p text:style-name="P24"><text:span text:style-name="T5"><text:tab/>Afin d'être au plus près de exigences de la maîtrise d'ouvrage, nous réalisons une maquette de notre solution. Cette étape nous permettra d'une part de <text:s/>faire valider l'ergonomie du système, d'autre part, elle sera le point de départ pour l'élaboration du diagramme de séquence et des autres éléments de modélisation de la méthode UWE.</text:span></text:p>
      <text:h text:style-name="Heading_20_2" text:outline-level="2"><text:span text:style-name="T8">Dictionnaire de Données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8"><text:span text:style-name="T10">n</text:span>°</text:p>
          </table:table-cell>
          <table:table-cell table:style-name="Tableau2.A1" office:value-type="string">
            <text:p text:style-name="P48">Libellé</text:p>
          </table:table-cell>
          <table:table-cell table:style-name="Tableau2.A1" office:value-type="string">
            <text:p text:style-name="P49">Type</text:p>
          </table:table-cell>
          <table:table-cell table:style-name="Tableau2.A1" office:value-type="string">
            <text:p text:style-name="P49"><text:span text:style-name="T10">Écran(s)</text:span></text:p>
          </table:table-cell>
          <table:table-cell table:style-name="Tableau2.E1" office:value-type="string">
            <text:p text:style-name="P49">Groupe</text:p>
          </table:table-cell>
        </table:table-row>
        <table:table-row>
          <table:table-cell table:style-name="Tableau2.A4" office:value-type="string">
            <text:p text:style-name="P47"/>
          </table:table-cell>
          <table:table-cell table:style-name="Tableau2.B4" office:value-type="string">
            <text:p text:style-name="P47"/>
          </table:table-cell>
          <table:table-cell table:style-name="Tableau2.C2" office:value-type="string">
            <text:p text:style-name="P47"/>
          </table:table-cell>
          <table:table-cell table:style-name="Tableau2.D4" office:value-type="string">
            <text:p text:style-name="P47"/>
          </table:table-cell>
          <table:table-cell table:style-name="Tableau2.E2" office:value-type="string">
            <text:p text:style-name="P47"/>
          </table:table-cell>
        </table:table-row>
        <table:table-row>
          <table:table-cell table:style-name="Tableau2.A4" office:value-type="string">
            <text:p text:style-name="P47"/>
          </table:table-cell>
          <table:table-cell table:style-name="Tableau2.B4" office:value-type="string">
            <text:p text:style-name="P47"/>
          </table:table-cell>
          <table:table-cell table:style-name="Tableau2.C3" office:value-type="string">
            <text:p text:style-name="P47"/>
          </table:table-cell>
          <table:table-cell table:style-name="Tableau2.D4" office:value-type="string">
            <text:p text:style-name="P47"/>
          </table:table-cell>
          <table:table-cell table:style-name="Tableau2.E3" office:value-type="string">
            <text:p text:style-name="P47"/>
          </table:table-cell>
        </table:table-row>
        <table:table-row>
          <table:table-cell table:style-name="Tableau2.A4" office:value-type="string">
            <text:p text:style-name="P47"/>
          </table:table-cell>
          <table:table-cell table:style-name="Tableau2.B4" office:value-type="string">
            <text:p text:style-name="P47"/>
          </table:table-cell>
          <table:table-cell table:style-name="Tableau2.C4" office:value-type="string">
            <text:p text:style-name="P47"/>
          </table:table-cell>
          <table:table-cell table:style-name="Tableau2.D4" office:value-type="string">
            <text:p text:style-name="P47"/>
          </table:table-cell>
          <table:table-cell table:style-name="Tableau2.E4" office:value-type="string">
            <text:p text:style-name="P47"/>
          </table:table-cell>
        </table:table-row>
      </table:table>
      <text:h text:style-name="Heading_20_2" text:outline-level="2" text:is-list-header="true"><text:span text:style-name="T8"/></text:h>
      <text:h text:style-name="Heading_20_2" text:outline-level="2" text:is-list-header="true"><text:span text:style-name="T8"/></text:h>
      <text:h text:style-name="P26" text:outline-level="2">Diagramme de classe de conception</text:h>
      <text:h text:style-name="P26" text:outline-level="2" text:is-list-header="true"/>
      <text:h text:style-name="P26" text:outline-level="2">Diagrammes Acteur/Flux</text:h>
      <text:h text:style-name="P30" text:outline-level="3">Diagrammes pour l’acteur Vendeur</text:h>
      <text:h text:style-name="P30" text:outline-level="3">Diagrammes pour l’acteur Magasinier</text:h>
      <text:h text:style-name="P30" text:outline-level="3">Diagramme de séquence</text:h>
      <text:h text:style-name="P33" text:outline-level="3"><text:span text:style-name="T11">MCD / MLD ?</text:span></text:h>
      <text:h text:style-name="P32" text:outline-level="3" text:is-list-header="true"><text:span text:style-name="T9"/></text:h>
      <text:h text:style-name="Heading_20_3" text:outline-level="3" text:is-list-header="true"/>
      <text:h text:style-name="P26" text:outline-level="2">Implémentation et réalisation</text:h>
      <text:h text:style-name="P30" text:outline-level="3">Modélisation du modèle MVC et accès des données (DAO)</text:h>
      <text:h text:style-name="P30" text:outline-level="3">Utiliser l’architecture MVC et les applications Web.</text:h>
      <text:h text:style-name="P30" text:outline-level="3">Architecture MVC de notre application Web</text:h>
      <text:h text:style-name="P30" text:outline-level="3">Pattern pour la persistance des objets avec DAO</text:h>
      <text:h text:style-name="P30" text:outline-level="3"><text:soft-page-break/>Structure de l’application selon le modèle MVC</text:h>
      <text:h text:style-name="P30" text:outline-level="3">Explication du code</text:h>
      <text:h text:style-name="P30" text:outline-level="3">Manuel d’installation</text:h>
      <text:p text:style-name="Standard"/>
      <text:h text:style-name="P17" text:outline-level="1">Tests</text:h>
      <text:h text:style-name="P17" text:outline-level="1">Conclusion</text:h>
      <text:h text:style-name="P27" text:outline-level="2">Problèmes rencontrés</text:h>
      <text:list xml:id="list17205653548129159" text:style-name="L3">
        <text:list-item>
          <text:p text:style-name="P22">Hétérogénéité des contextes de développement → Youssef Mac, Dahya/CNAM Win, Arnaud Ux</text:p>
        </text:list-item>
        <text:list-item>
          <text:p text:style-name="P23"><text:span text:style-name="T6">Type de retour date avec hibernate</text:span></text:p>
        </text:list-item>
      </text:list>
      <text:h text:style-name="P28" text:outline-level="2">Perspectives</text:h>
      <text:p text:style-name="P21">HTML 5 → applications mob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" svg:font-family="Tahoma" style:font-family-generic="swiss"/>
    <style:font-face style:name="Ubuntu2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Gras" style:font-family-generic="swiss" style:font-pitch="variable"/>
    <style:font-face style:name="Ubuntu Light" svg:font-family="'Ubuntu Light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hyphenation-ladder-count="no-limit" style:page-number="auto"/>
      <style:text-properties style:font-name="Ubuntu Light" fo:font-weight="250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line-height="100%" fo:hyphenation-ladder-count="no-limit"/>
      <style:text-properties style:font-name="Ubuntu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 fo:hyphenate="fals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style:contextual-spacing="false" fo:line-height="100%" fo:hyphenation-ladder-count="no-limit"/>
      <style:text-properties style:font-name="Ubuntu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 fo:hyphenate="false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style:contextual-spacing="false" fo:line-height="100%" fo:hyphenation-ladder-count="no-limit"/>
      <style:text-properties style:font-name="Ubuntu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079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00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Titre_20_2_20_Car" style:display-name="Titre 2 Car" style:family="text" style:parent-style-name="Police_20_par_20_défaut"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Titre_20_3_20_Car" style:display-name="Titre 3 Car" style:family="text" style:parent-style-name="Police_20_par_20_défaut"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dc:description/>
    <dc:subject/>
    <meta:initial-creator>Assistants</meta:initial-creator>
    <meta:creation-date>2013-05-11T12:06:00Z</meta:creation-date>
    <dc:date>2013-06-01T16:48:29</dc:date>
    <meta:editing-cycles>18</meta:editing-cycles>
    <meta:editing-duration>PT4H30M44S</meta:editing-duration>
    <dc:creator>bn </dc:creator>
    <meta:document-statistic meta:table-count="2" meta:image-count="0" meta:object-count="0" meta:page-count="10" meta:paragraph-count="158" meta:word-count="874" meta:character-count="5524" meta:non-whitespace-character-count="4760"/>
    <meta:template xlink:type="simple" xlink:actuate="onRequest" xlink:title="" xlink:href="Normal.dotm"/>
  </office:meta>
</office:document-meta>
</file>